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glibProxyTests.testAddAdviceA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vateCglibTes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No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glibProxyTests.getAdvisedProxy( TestBean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glibProxyTests.testExceptionHand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glibProxyTests.testWithDependency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glibProxyTests.testProxyTargetClassInCaseOfNo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vateCglib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ArgCtorTestBean.NoArgCtorTestBean( String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glibProxyTests.createProxy( ProxyCreatorSupport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glibProxyTests.testVarargsWithEnu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glibProxyTests.testMultipleProxiesForIntroductio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ArgCtorTestBean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ProxyCanBeClassNo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glibProxyTests.testMethodInvocationDu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glibProxyTests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WithNoArg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vateCglibTestBean.PrivateCglib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MultipleProx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glibProxyTests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MethodTest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hrower.isCatch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ProxyA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ceptionThrower.do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glibProxyTests.testToString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glibProxyTests.require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TestBean.Cglib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getIntroductionAdvisorProxy( TestBea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Bean.doWithVarargs( V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MethodTest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Protected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eptionThrower.isFinally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add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Proxy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glibProxyTests.get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testProxyAProxyWithAdditional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glibProxyTests.testUnadvisedProxyCreationWithCallDu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glibTes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createAopProxy( AdvisedSupport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glibProxyTests.testPackage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ArgCtorTestBean.wa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teCglib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Test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